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034cm" svg:height="7.894cm" svg:x="0.466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6:01:18.457526893</dc:date>
    <meta:editing-duration>PT3M25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35cm" svg:height="7.895cm" xlink:href="." xlink:type="simple" chart:class="chart:scatter" chart:style-name="ch1">
        <chart:plot-area chart:style-name="ch2" chart:data-source-has-labels="both" svg:x="0.28cm" svg:y="0.157cm" svg:width="13.475cm" svg:height="7.581cm">
          <chart:coordinate-region svg:x="0.822cm" svg:y="0.357cm" svg:width="12.839cm" svg:height="7.18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